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ec9ba4" style:text-align-source="fix" style:repeat-content="false" fo:border="0.74pt groove #000000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cccc" style:text-align-source="fix" style:repeat-content="false" fo:border="0.74pt groove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 fo:border="0.74pt groove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groove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 fo:border="0.74pt groove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0.74pt groove #00000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016" table:default-cell-style-name="ce1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eat</text:p>
          </table:table-cell>
          <table:table-cell table:style-name="ce7" office:value-type="string" calcext:value-type="string">
            <text:p>sleep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think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4" office:value-type="string" calcext:value-type="string">
            <text:p>eat</text:p>
          </table:table-cell>
          <table:table-cell table:style-name="ce5" office:value-type="string" calcext:value-type="string">
            <text:p>sleep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eat</text:p>
          </table:table-cell>
          <table:table-cell table:style-name="ce7" office:value-type="string" calcext:value-type="string">
            <text:p>sleep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7:50:42.728451870</meta:creation-date>
    <meta:generator>LibreOffice/7.3.7.2$Linux_X86_64 LibreOffice_project/30$Build-2</meta:generator>
    <dc:date>2024-02-08T18:17:14.500802675</dc:date>
    <meta:editing-duration>PT16M21S</meta:editing-duration>
    <meta:editing-cycles>3</meta:editing-cycles>
    <meta:document-statistic meta:table-count="1" meta:cell-count="99" meta:object-count="0"/>
  </office:meta>
</office:document-meta>
</file>